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20pt" fo:letter-spacing="0.064cm" fo:language="pl" fo:country="PL" style:font-size-asian="20pt" style:language-asian="pl" style:country-asian="PL" style:font-name-complex="Arial" style:font-size-complex="20pt"/>
    </style:style>
    <style:style style:name="P7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fo:font-size="22pt" fo:font-style="italic" fo:font-weight="bold" style:font-size-asian="22pt" style:font-style-asian="italic" style:font-weight-asian="bold" style:font-size-complex="22pt"/>
    </style:style>
    <style:style style:name="P10" style:family="paragraph" style:parent-style-name="Standard">
      <style:paragraph-properties fo:line-height="150%" fo:text-align="center" style:justify-single-word="false"/>
      <style:text-properties fo:font-size="22pt" fo:font-weight="bold" style:font-size-asian="22pt" style:font-weight-asian="bold" style:font-size-complex="22pt"/>
    </style:style>
    <style:style style:name="P11" style:family="paragraph" style:parent-style-name="Standard">
      <style:paragraph-properties fo:margin-left="0cm" fo:margin-right="0cm" fo:line-height="150%" fo:text-indent="0.635cm" style:auto-text-indent="false"/>
      <style:text-properties fo:font-size="22pt" fo:font-weight="bold" style:font-size-asian="22pt" style:font-weight-asian="bold" style:font-size-complex="22pt"/>
    </style:style>
    <style:style style:name="P12" style:family="paragraph" style:parent-style-name="Standard">
      <style:paragraph-properties fo:margin-left="0cm" fo:margin-right="0cm" fo:line-height="150%" fo:text-indent="0.635cm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0cm" fo:margin-right="0cm" fo:line-height="150%" fo:text-indent="0.635cm" style:auto-text-indent="false"/>
      <style:text-properties fo:font-size="14pt" fo:font-style="italic" style:font-size-asian="14pt" style:font-style-asian="italic" style:font-size-complex="14pt"/>
    </style:style>
    <style:style style:name="P14" style:family="paragraph" style:parent-style-name="Standard">
      <style:paragraph-properties fo:margin-left="0cm" fo:margin-right="0cm" fo:line-height="150%" fo:text-indent="0.635cm" style:auto-text-indent="false"/>
    </style:style>
    <style:style style:name="P15" style:family="paragraph" style:parent-style-name="Standard">
      <style:paragraph-properties fo:margin-left="0.635cm" fo:margin-right="0cm" fo:line-height="150%" fo:text-indent="0.616cm" style:auto-text-indent="false"/>
    </style:style>
    <style:style style:name="P16" style:family="paragraph" style:parent-style-name="Standard">
      <style:paragraph-properties fo:margin-left="0.635cm" fo:margin-right="0cm" fo:line-height="150%" fo:text-align="justify" style:justify-single-word="false" fo:text-indent="0.616cm" style:auto-text-indent="false"/>
    </style:style>
    <style:style style:name="P17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/>
      <style:text-properties fo:language="pl" fo:country="PL" style:language-asian="pl" style:country-asian="PL"/>
    </style:style>
    <style:style style:name="P21" style:family="paragraph" style:parent-style-name="Standard" style:list-style-name="L1">
      <style:paragraph-properties fo:line-height="150%"/>
      <style:text-properties fo:language="pl" fo:country="PL" style:language-asian="pl" style:country-asian="PL"/>
    </style:style>
    <style:style style:name="P22" style:family="paragraph" style:parent-style-name="Standard">
      <style:paragraph-properties fo:line-height="150%" fo:text-align="center" style:justify-single-word="false"/>
    </style:style>
    <style:style style:name="P2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4" style:family="paragraph" style:parent-style-name="Standard" style:list-style-name="WW8Num1">
      <style:paragraph-properties fo:margin-left="1.501cm" fo:margin-right="0cm" fo:line-height="150%" fo:text-align="justify" style:justify-single-word="false" fo:text-indent="-0.635cm" style:auto-text-indent="false">
        <style:tab-stops>
          <style:tab-stop style:position="1.752cm"/>
        </style:tab-stops>
      </style:paragraph-properties>
    </style:style>
    <style:style style:name="P25" style:family="paragraph" style:parent-style-name="Standard">
      <style:paragraph-properties fo:line-height="150%" fo:text-align="center" style:justify-single-word="false" fo:break-before="page"/>
    </style:style>
    <style:style style:name="P26" style:family="paragraph" style:parent-style-name="Heading_20_1" style:list-style-name="WW8Num1">
      <style:paragraph-properties fo:line-height="150%"/>
    </style:style>
    <style:style style:name="P27" style:family="paragraph" style:parent-style-name="Heading_20_1" style:list-style-name="WW8Num1">
      <style:paragraph-properties fo:line-height="150%">
        <style:tab-stops>
          <style:tab-stop style:position="1.501cm"/>
        </style:tab-stops>
      </style:paragraph-properties>
    </style:style>
    <style:style style:name="P28" style:family="paragraph" style:parent-style-name="Heading_20_1" style:list-style-name="WW8Num1">
      <style:paragraph-properties>
        <style:tab-stops>
          <style:tab-stop style:position="1.501cm"/>
        </style:tab-stops>
      </style:paragraph-properties>
    </style:style>
    <style:style style:name="P29" style:family="paragraph" style:parent-style-name="Heading_20_1">
      <style:paragraph-properties loext:contextual-spacing="false" fo:margin-top="0.423cm" fo:margin-bottom="0.212cm"/>
    </style:style>
    <style:style style:name="P30" style:family="paragraph" style:parent-style-name="Heading_20_1" style:list-style-name="WW8Num1">
      <style:paragraph-properties fo:line-height="150%"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1pt" fo:font-weight="normal" style:font-size-asian="11pt" style:font-weight-asian="normal" style:font-size-complex="10pt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22pt" fo:font-weight="bold" style:font-size-asian="22pt" style:font-weight-asian="bold" style:font-size-complex="22pt"/>
    </style:style>
    <style:style style:name="T10" style:family="text">
      <style:text-properties fo:font-style="italic" style:font-style-asian="italic" style:font-style-complex="italic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3" draw:name="Ramka1" text:anchor-type="char" svg:x="0.083cm" svg:y="0.076cm" svg:width="9.828cm" svg:height="3.175cm" draw:z-index="7"><draw:text-box><text:h text:style-name="P29" text:outline-level="1"><text:span text:style-name="T3">Uniwersytet Gdańsk</text:span><text:span text:style-name="T3">, </text:span><text:span text:style-name="T6">Wydział Matematyki, Fizyki i Informatyki, Instytut Informatyki</text:span></text:h></draw:text-box></draw:frame>Gdańsk, 24.04.2016</text:p>
      <text:p text:style-name="P2"/>
      <text:p text:style-name="P2"/>
      <text:p text:style-name="P6"/>
      <text:p text:style-name="P8"><draw:frame draw:style-name="fr2" draw:name="Ramka2" text:anchor-type="char" svg:x="9.465cm" svg:y="0.032cm" svg:width="6.445cm" svg:height="3.071cm" draw:z-index="6"><draw:text-box><text:p text:style-name="P4">Wojciech Denejko</text:p><text:p text:style-name="P4">nr. ind. 214300</text:p><text:p text:style-name="P4">E-mail: <text:a xlink:type="simple" xlink:href="mailto:deneyw@gmail.com" text:style-name="Internet_20_link" text:visited-style-name="Visited_20_Internet_20_Link">deneyw@gmail.com</text:a></text:p><text:p text:style-name="P4">Kierunek: Informatyka</text:p><text:p text:style-name="P3"><text:tab/><text:tab/><text:tab/></text:p></draw:text-box></draw:frame></text:p>
      <text:p text:style-name="P7"/>
      <text:p text:style-name="P5"/>
      <text:p text:style-name="P5"/>
      <text:p text:style-name="P11"/>
      <text:p text:style-name="P11">Konspekt pracy dyplomowej magisterskiej<text:line-break/></text:p>
      <text:p text:style-name="P14"><text:span text:style-name="T9"><text:line-break/></text:span>proponowany temat: <text:span text:style-name="T10">Technologie wytwarzania aplikacji wieloplatformowych.</text:span><text:span text:style-name="T5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10"/>
      <text:p text:style-name="P5">Opiekun:<text:line-break/>dr Tomasz Borzyszkowski</text:p>
      <text:p text:style-name="P5"/>
      <text:p text:style-name="P23"/>
      <text:p text:style-name="P25">Spis treści</text:p>
      <text:p text:style-name="P22"/>
      <text:p text:style-name="P20"/>
      <text:list xml:id="list4054174773678537304" text:style-name="WW8Num1">
        <text:list-item>
          <text:h text:style-name="P30" text:outline-level="1"><text:bookmark-start text:name="__RefHeading___Toc85445314"/>Proponowany tytuł pracy<text:bookmark-end text:name="__RefHeading___Toc85445314"/></text:h>
        </text:list-item>
      </text:list>
      <text:p text:style-name="P12">Wytwarzanie aplikacji wieloplatformowych przy użyciu Xamarin, zarządzanie jakością i metryki aplikacji mobilnych. </text:p>
      <text:list xml:id="list40585543" text:continue-numbering="true" text:style-name="WW8Num1">
        <text:list-item>
          <text:h text:style-name="P26" text:outline-level="1"><text:bookmark-start text:name="__RefHeading___Toc85445315"/>Charakterystyka kontekstu pracy<text:bookmark-end text:name="__RefHeading___Toc85445315"/></text:h>
        </text:list-item>
      </text:list>
      <text:p text:style-name="P16">Platformy wytwarzania aplikacji wieloplatformowych w ostatnich latach są silnie rozwijane, a ich znaczenie na rynku IT ciągle rośnie. Ze względu na dynamiczny rozwój mobilnych systemów operacyjnych oraz miniaturyzacji sprzętu elektronicznego, metody budowy i modelowania aplikacji mobilnych coraz bardziej znajdują się w centrum zainteresowania inżynierów projektujących aplikacje na platformy mobilne. Aplikacje wieloplatformowe <text:s/>tają się coraz bardziej istotne dla firm IT. Wynika to z faktu ciągłego rozwoju tych systemów oraz zanikanie różnic między rozwiązaniami natywnymi.</text:p>
      <text:p text:style-name="P16">Praca będzie dotyczyć modelowania oraz implementacji aplikacji wieloplatformowych, pokazanie różnic między Xamarin oraz rozwiązaniami natywnymi oraz optymalizacja metryk aplikacji mobilnych. Temat uwzględnia dokładną charakterystykę tych procesów oraz narzędzi do modelowania i projektowania aplikacji wieloplatformowych.</text:p>
      <text:list xml:id="list40564930" text:continue-numbering="true" text:style-name="WW8Num1">
        <text:list-item>
          <text:h text:style-name="P26" text:outline-level="1"><text:bookmark-start text:name="__RefHeading___Toc85445316"/>Motywacja<text:bookmark-end text:name="__RefHeading___Toc85445316"/></text:h>
        </text:list-item>
      </text:list>
      <text:p text:style-name="P15">Autor zdecydował się na podjęcie tego tematu z powodu coraz szybszych i rozwijających się metod wytwarzania aplikacji mobilnych. Ciągły postęp w tej dziedzinie wymusza stosowanie coraz bardziej wydajnych, złożonych, a jednocześnie mało kosztownych rozwiązań na wysokim poziomie oraz doskonałych narzędzi projektowych.</text:p>
      <text:p text:style-name="P15">Poznanie tych platform, metod wytwarzania i projektowania, wymaga poświęcenia czasu i energii. Jednak zdaniem autora może się to stać źródłem satysfakcji na drodze ciągłego kształcenia.</text:p>
      <text:list xml:id="list40586812" text:continue-numbering="true" text:style-name="WW8Num1">
        <text:list-item>
          <text:h text:style-name="P26" text:outline-level="1"><text:bookmark-start text:name="__RefHeading___Toc85445317"/>Związek z dotychczasowym doświadczeniem zawodowym<text:bookmark-end text:name="__RefHeading___Toc85445317"/></text:h>
        </text:list-item>
      </text:list>
      <text:p text:style-name="P16"><text:span text:style-name="T7">W trakcie dotychczasowego doświadczenia zawodowego, autor nie miał możliwości brać udziału przy realizacji projektów związanymi z wytwarzaniem aplikacji mobilnych. Magistrant brał udział w testowaniu i wdrażaniu aplikacji na systemy Windows i Linux. Jednak praktyczna </text:span><text:soft-page-break/><text:span text:style-name="T7">znajomość technik programowania w takich językach jak C#, Java, Python czy JavaScript daje podstawy do opanowania narzędzi programistycznych np. Objective-C czy Swift, w stosunkowo szybkim czasie.</text:span></text:p>
      <text:list xml:id="list40565693" text:continue-numbering="true" text:style-name="WW8Num1">
        <text:list-item>
          <text:h text:style-name="P26" text:outline-level="1"><text:bookmark-start text:name="__RefHeading___Toc85445318"/>Cel pracy<text:bookmark-end text:name="__RefHeading___Toc85445318"/></text:h>
        </text:list-item>
      </text:list>
      <text:p text:style-name="P16"><text:span text:style-name="T8">Celem pracy jest</text:span><text:span text:style-name="T7"> zbadanie </text:span><text:span text:style-name="T7">metody wytwarzania aplikacji wieloplatformowych Xamarin <text:s/>oraz</text:span></text:p>
      <text:p text:style-name="P17">przedstawienie wybranych metryk zarządzania jakością aplikacji mobilnych. Autor zamierza dokonać oceny platformy Xamarin i narzędzi wspomagających wytwarzanie oprogramowania oraz porównanie go z rozwiązaniami natywnymi. W toku badań autor zamierza dokonać oceny jakości oprogramowania oraz opracować własne metryki zarządzania jakością aplikacji mobilnych. </text:p>
      <text:p text:style-name="P18">++ stworzenie zestawu metryk i przetestowanie na podstawie Xamarin.</text:p>
      <text:list xml:id="list40574043" text:continue-numbering="true" text:style-name="WW8Num1">
        <text:list-item>
          <text:h text:style-name="P26" text:outline-level="1"><text:bookmark-start text:name="__RefHeading___Toc85445319"/>Zakres pracy<text:bookmark-end text:name="__RefHeading___Toc85445319"/></text:h>
        </text:list-item>
      </text:list>
      <text:p text:style-name="P16">W pracy zostanie dokonany przegląd platformy Xamarin i porównać ją z metodami wytwarzania natywnych aplikacji w środowiskach Xcode oraz Android Studio. Autor zamierza opisać te metody oraz dokonać ich analizy porównawczej na podstawie czterech aplikacji przygotowanych przy użyciu Xamarin oraz ich natywnych odpowiedników. W ramach pracy zostanie przeprowadzony również przegląd istniejących metryk zarządzania <text:s/>jakością oprogramowania oraz na zaprojektowanych aplikacjach poprawna implementacja wybranych metryk</text:p>
      <text:p text:style-name="P16">Na podstawie przeprowadzonych badań autor zamierza opracować własne podejście do mierzenia jakości aplikacji wieloplatformowych. Nowe podejście zostanie zostanie zastosowane do przedstawienia różnic w jakości między aplikacjami wieloplatformowymi a rozwiązaniami natywnymi.</text:p>
      <text:p text:style-name="P16">Integralną częścią pracy będą przygotowane aplikacje przedstawiające najczęstsze rodzaje aplikacji mobilnych.</text:p>
      <text:list xml:id="list40560210" text:continue-numbering="true" text:style-name="WW8Num1">
        <text:list-item>
          <text:h text:style-name="P26" text:outline-level="1"><text:bookmark-start text:name="__RefHeading___Toc85445320"/>Aparat teoretyczny, metodologie, standardy<text:bookmark-end text:name="__RefHeading___Toc85445320"/></text:h>
        </text:list-item>
      </text:list>
      <text:p text:style-name="P16">Praca wykorzystywać będzie metodę programowania zorientowanego obiektowo przy wykorzystaniu języka C#, Java, Objective-C, Swift oraz standardy prezentowania i zbierania danych oparte zastosowaniu różnych metryk zarządzania jakością oprogramowania. Dokumentacja procesów projektowych zostanie wykonana w metodologii obiektowej z wykorzystaniem notacji UML.</text:p>
      <text:list xml:id="list40587117" text:continue-numbering="true" text:style-name="WW8Num1">
        <text:list-item>
          <text:h text:style-name="P26" text:outline-level="1"><text:bookmark-start text:name="__RefHeading___Toc85445321"/><text:soft-page-break/>Proponowane środki implementacyjne i narzędziowe<text:bookmark-end text:name="__RefHeading___Toc85445321"/></text:h>
          <text:list>
            <text:list-item>
              <text:p text:style-name="P24">Środowiska programistyczne Visual Studio 2015 oraz Xamarin studio</text:p>
            </text:list-item>
            <text:list-item>
              <text:p text:style-name="P24">Środowiska programistyczne Xcode oraz Android Studio</text:p>
            </text:list-item>
            <text:list-item>
              <text:p text:style-name="P24">Server bazy MSSQL/MYSQL</text:p>
            </text:list-item>
            <text:list-item>
              <text:p text:style-name="P24">Wykorzystanie istniejących metryk oprogramowania</text:p>
            </text:list-item>
          </text:list>
        </text:list-item>
        <text:list-item>
          <text:h text:style-name="P27" text:outline-level="1"><text:bookmark-start text:name="__RefHeading___Toc85445322"/>Spis treści<text:bookmark-end text:name="__RefHeading___Toc85445322"/></text:h>
        </text:list-item>
      </text:list>
      <text:list xml:id="list7747852544701199863" text:style-name="L1">
        <text:list-item>
          <text:list>
            <text:list-item>
              <text:list>
                <text:list-item>
                  <text:p text:style-name="P21">Wprowadzenie</text:p>
                  <text:list>
                    <text:list-item>
                      <text:p text:style-name="P21">Cel i zakres pracy</text:p>
                    </text:list-item>
                    <text:list-item>
                      <text:p text:style-name="P21">Technologie natywne</text:p>
                    </text:list-item>
                    <text:list-item>
                      <text:p text:style-name="P21">Xamarin</text:p>
                    </text:list-item>
                  </text:list>
                </text:list-item>
                <text:list-item>
                  <text:p text:style-name="P21">Sposoby wytwarzania aplikacji mobilnych</text:p>
                  <text:list>
                    <text:list-item>
                      <text:p text:style-name="P21">Wprowadzenie</text:p>
                      <text:list>
                        <text:list-item>
                          <text:p text:style-name="P21">specyfika aplikacji – wybrane wzorce projektowe, jak pisze się aplikacje</text:p>
                        </text:list-item>
                        <text:list-item>
                          <text:p text:style-name="P21">częste błędy – interfejs użytkownika, walidacja, dostęp do danych</text:p>
                        </text:list-item>
                      </text:list>
                    </text:list-item>
                    <text:list-item>
                      <text:p text:style-name="P21">iOS – Objective-C oraz Swift</text:p>
                      <text:list>
                        <text:list-item>
                          <text:p text:style-name="P21">składnia</text:p>
                        </text:list-item>
                        <text:list-item>
                          <text:p text:style-name="P21">porównanie z C#</text:p>
                        </text:list-item>
                        <text:list-item>
                          <text:p text:style-name="P21">efektywność języka</text:p>
                        </text:list-item>
                        <text:list-item>
                          <text:p text:style-name="P21">anatomia aplikacji</text:p>
                        </text:list-item>
                        <text:list-item>
                          <text:p text:style-name="P21">testowanie</text:p>
                        </text:list-item>
                      </text:list>
                    </text:list-item>
                    <text:list-item>
                      <text:p text:style-name="P21">Android – Java</text:p>
                      <text:list>
                        <text:list-item>
                          <text:p text:style-name="P21">składnia</text:p>
                        </text:list-item>
                        <text:list-item>
                          <text:p text:style-name="P21">porównanie z C#</text:p>
                        </text:list-item>
                        <text:list-item>
                          <text:p text:style-name="P21">efektywność języka</text:p>
                        </text:list-item>
                        <text:list-item>
                          <text:p text:style-name="P21">anatomia aplikacji</text:p>
                        </text:list-item>
                        <text:list-item>
                          <text:p text:style-name="P21">testowanie</text:p>
                        </text:list-item>
                      </text:list>
                    </text:list-item>
                    <text:list-item>
                      <text:p text:style-name="P21">Xamarin – C#</text:p>
                      <text:list>
                        <text:list-item>
                          <text:p text:style-name="P21">składnia</text:p>
                        </text:list-item>
                        <text:list-item>
                          <text:p text:style-name="P21">efektywność języka</text:p>
                        </text:list-item>
                        <text:list-item>
                          <text:p text:style-name="P21">anatomia aplikacji</text:p>
                        </text:list-item>
                        <text:list-item>
                          <text:p text:style-name="P21">testowanie</text:p>
                        </text:list-item>
                      </text:list>
                    </text:list-item>
                  </text:list>
                </text:list-item>
                <text:list-item>
                  <text:p text:style-name="P21"><text:soft-page-break/>Metryki wytwarzania aplikacji mobilnych</text:p>
                  <text:list>
                    <text:list-item>
                      <text:p text:style-name="P21">Wprowadzenie – co to jest pomiar, podstawowe parametry mierzalne, QA</text:p>
                    </text:list-item>
                    <text:list-item>
                      <text:p text:style-name="P21">Istniejące metryki oprogramowania</text:p>
                    </text:list-item>
                    <text:list-item>
                      <text:p text:style-name="P21">Proponowane metody pomiaru jakości aplikacji wieloplatformowych</text:p>
                    </text:list-item>
                    <text:list-item>
                      <text:p text:style-name="P21">Wybrane normy i standardy</text:p>
                    </text:list-item>
                    <text:list-item>
                      <text:p text:style-name="P21">Podsumowanie</text:p>
                    </text:list-item>
                  </text:list>
                </text:list-item>
                <text:list-item>
                  <text:p text:style-name="P21">Implementacja aplikacji mobilnych – rozwiązania natywne oraz Xamarin</text:p>
                  <text:list>
                    <text:list-item>
                      <text:p text:style-name="P21">Aplikacja typu komunikator internetowy</text:p>
                    </text:list-item>
                    <text:list-item>
                      <text:p text:style-name="P21">Aplikacja wykorzystująca bazę danych</text:p>
                    </text:list-item>
                    <text:list-item>
                      <text:p text:style-name="P21">Aplikacja wykonująca złożone obliczenia matematyczne</text:p>
                    </text:list-item>
                    <text:list-item>
                      <text:p text:style-name="P21">Aplikacja wykorzystująca natywne funkcjonalności</text:p>
                    </text:list-item>
                  </text:list>
                </text:list-item>
                <text:list-item>
                  <text:p text:style-name="P21">Podsumowanie i wnioski</text:p>
                  <text:list>
                    <text:list-item>
                      <text:p text:style-name="P21">Wady oraz zalety aplikacji wieloplatformowych</text:p>
                    </text:list-item>
                    <text:list-item>
                      <text:p text:style-name="P21">Testy wydajnościowe</text:p>
                    </text:list-item>
                    <text:list-item>
                      <text:p text:style-name="P21">Przedstawienie metryk</text:p>
                    </text:list-item>
                    <text:list-item>
                      <text:p text:style-name="P21">Koszty</text:p>
                    </text:list-item>
                  </text:list>
                </text:list-item>
              </text:list>
            </text:list-item>
          </text:list>
        </text:list-item>
      </text:list>
      <text:list xml:id="list40574923" text:continue-list="list40587117" text:style-name="WW8Num1">
        <text:list-item>
          <text:h text:style-name="P27" text:outline-level="1"><text:bookmark-start text:name="__RefHeading___Toc85445324"/>Potencjalne zastosowania wyników pracy<text:bookmark-end text:name="__RefHeading___Toc85445324"/></text:h>
        </text:list-item>
      </text:list>
      <text:p text:style-name="P16">Wykorzystane narzędzia informatyczne, usługi, metody prezentacji i wymiany danych może usprawnić wytwarzanie aplikacji mobilnych w niektórych przypadkach.</text:p>
      <text:p text:style-name="P16">Wyniki pracy mogą być wykorzystane przy projektowaniu podobnych aplikacji mobilnych opartych na wykorzystanych przez autora narzędziach. Zastosowane w pracy środowisko programistyczne, oraz serwer bazy danych, dają możliwość szerokiego zastosowania tematu pracy, w zasadzie niezależnie od platformy sprzętowej.</text:p>
      <text:list xml:id="list40577432" text:continue-numbering="true" text:style-name="WW8Num1">
        <text:list-item>
          <text:h text:style-name="P28" text:outline-level="1"><text:bookmark-start text:name="__RefHeading___Toc85445325"/>Omówienie nowatorskiego lub wynalazczego charakteru pracy<text:bookmark-end text:name="__RefHeading___Toc85445325"/></text:h>
        </text:list-item>
      </text:list>
      <text:p text:style-name="P16">Praca sama w sobie nie ma na celu stworzenia nowej jakości w dziedzinie informatyki. Temat opiera się na nowych standardach i nowoczesnych narzędziach programistycznych. Do autora pracy będzie należało stworzenie indywidualnego projektu z pewnymi elementami nowatorskimi. </text:p>
      <text:list xml:id="list40567222" text:continue-numbering="true" text:style-name="WW8Num1">
        <text:list-header>
          <text:h text:style-name="P27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Arial" fo:font-size="15pt" fo:letter-spacing="0.035cm" fo:language="en" fo:country="US" fo:font-weight="bold" style:font-size-asian="15pt" style:font-weight-asian="bold" style:font-name-complex="Ari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>
      <style:text-properties style:font-name="Symbol" style:font-name-complex="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omyślna_20_czcionka_20_akapitu" style:display-name="Domyślna czcionka akapitu" style:family="text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omyślna_20_czcionka_20_akapitu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16.002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9pt" fo:font-style="italic" style:font-size-asian="9pt" style:font-style-asian="italic" style:font-size-complex="9pt" style:font-style-complex="italic"/>
    </style:style>
    <style:style style:name="MT3" style:family="text">
      <style:text-properties fo:font-size="14pt" fo:font-style="italic" style:font-size-asian="14pt" style:font-style-asian="italic" style:font-size-complex="14pt" style:font-style-complex="italic"/>
    </style:style>
    <style:style style:name="MT4" style:family="text"/>
    <style:style style:name="MT5" style:family="text">
      <style:text-properties fo:font-size="10pt" fo:font-style="italic" style:font-size-asian="10pt" style:font-style-asian="italic" style:font-size-complex="10pt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251cm" fo:margin-bottom="1.251cm" fo:margin-left="2.501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Konspekt pracy dyplomowej magisterskiej, </text:span><text:span text:style-name="MT1">Wojciech Denejko </text:span><text:span text:style-name="MT1"><text:line-break/></text:span><text:span text:style-name="MT2">Technologie wytwarzania aplikacji wieloplatformowych.</text:span><text:span text:style-name="MT3"> </text:span></text:p>
      </style:header>
      <style:footer>
        <text:p text:style-name="Footer"><draw:frame draw:style-name="Mfr1" draw:name="Ramka3" text:anchor-type="paragraph" svg:y="0.002cm" fo:min-width="0.041cm" draw:z-index="5"><draw:text-box fo:min-height="0.058cm"><text:p text:style-name="Footer"><text:span text:style-name="Page_20_Number"><text:page-number text:select-page="current">4</text:page-number></text:span><text:span text:style-name="Page_20_Number">/</text:span><text:span text:style-name="Page_20_Number"><text:page-count style:num-format="1">6</text:page-count></text:span></text:p></draw:text-box></draw:frame></text:p>
      </style:footer>
    </style:master-page>
    <style:master-page style:name="Konwertuj_20_1" style:display-name="Konwertuj 1" style:page-layout-name="Mpm2">
      <style:header>
        <text:p text:style-name="MP1"><text:span text:style-name="MT1">Konspekt pracy dyplomowej magisterskiej, Ola Olacka <text:tab/>wersja: PA 24.10.2001<text:line-break/></text:span><text:span text:style-name="MT5">Modelowanie procesów dynamicznych zachodzących w systemach handlu elektronicznego</text:span></text:p>
      </style:header>
      <style:footer>
        <text:p text:style-name="Footer"><draw:frame draw:style-name="Mfr1" draw:name="Ramka4" text:anchor-type="paragraph" svg:y="0.002cm" fo:min-width="0.041cm" draw:z-index="0"><draw:text-box fo:min-height="0.058cm"><text:p text:style-name="Footer"><text:span text:style-name="Page_20_Number"><text:page-number text:select-page="current">5</text:page-number></text:span><text:span text:style-name="Page_20_Number">/</text:span><text:span text:style-name="Page_20_Number"><text:page-count style:num-format="1">6</text:page-count></text:span></text:p></draw:text-box></draw:frame></text:p>
      </style:footer>
    </style:master-page>
    <style:master-page style:name="Konwertuj_20_2" style:display-name="Konwertuj 2" style:page-layout-name="Mpm1">
      <style:header>
        <text:p text:style-name="MP1"><text:span text:style-name="MT1">Konspekt pracy dyplomowej magisterskiej, Ola Olacka <text:tab/>wersja: PA 24.10.2001<text:line-break/></text:span><text:span text:style-name="MT5">Modelowanie procesów dynamicznych zachodzących w systemach handlu elektronicznego</text:span></text:p>
      </style:header>
      <style:footer>
        <text:p text:style-name="Footer"><draw:frame draw:style-name="Mfr1" draw:name="Ramka5" text:anchor-type="paragraph" svg:y="0.002cm" fo:min-width="0.041cm" draw:z-index="0"><draw:text-box fo:min-height="0.058cm"><text:p text:style-name="Footer"><text:span text:style-name="Page_20_Number"><text:page-number text:select-page="current">5</text:page-number></text:span><text:span text:style-name="Page_20_Number">/</text:span><text:span text:style-name="Page_20_Number"><text:page-count style:num-format="1">6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Konspekt pracy dyplomowej</dc:title>
    <dc:subject>praca dyplomowa magisterska</dc:subject>
    <meta:keyword>dyplomy</meta:keyword>
    <meta:initial-creator>Ola Olacka</meta:initial-creator>
    <meta:creation-date>2001-10-28T07:42:00</meta:creation-date>
    <dc:date>2016-05-30T20:39:47.71</dc:date>
    <meta:print-date>2003-05-08T18:05:00</meta:print-date>
    <meta:editing-cycles>17</meta:editing-cycles>
    <meta:editing-duration>PT12H15M44S</meta:editing-duration>
    <meta:generator>OpenOffice/4.1.2$Win32 OpenOffice.org_project/412m3$Build-9782</meta:generator>
    <dc:creator>Wojtek Denejko</dc:creator>
    <meta:document-statistic meta:table-count="0" meta:image-count="0" meta:object-count="0" meta:page-count="6" meta:paragraph-count="89" meta:word-count="868" meta:character-count="6961"/>
  </office:meta>
</office:document-meta>
</file>